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82d" officeooo:paragraph-rsid="0011e82d"/>
    </style:style>
    <style:style style:name="P2" style:family="paragraph" style:parent-style-name="Standard">
      <style:text-properties officeooo:rsid="001285cf" officeooo:paragraph-rsid="001285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my web site</text:p>
      <text:p text:style-name="P2">2. make proje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8" meta:character-count="36" meta:non-whitespace-character-count="30"/>
  </office:meta>
</office:document-meta>
</file>